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text-properties fo:color="#0000ff"/>
    </style:style>
    <style:style style:name="P7" style:family="paragraph" style:parent-style-name="Standard" style:list-style-name="L6">
      <style:text-properties fo:color="#0000ff"/>
    </style:style>
    <style:style style:name="P8" style:family="paragraph" style:parent-style-name="Standard" style:list-style-name="L6">
      <style:text-properties fo:color="#0000ff"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text-indent="0.4063in" style:auto-text-indent="false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Heading_20_2" style:list-style-name=""/>
    <style:style style:name="P13" style:family="paragraph" style:parent-style-name="Heading_20_2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труктура заданий</text:h>
      <text:p text:style-name="Standard"/>
      <text:p text:style-name="P6"/>
      <text:h text:style-name="Heading_20_2" text:outline-level="2">Задание</text:h>
      <text:p text:style-name="Standard">Показывает одно задание и оценивает ответы студента</text:p>
      <text:p text:style-name="Standard">Содержит </text:p>
      <text:p text:style-name="Standard">- <text:span text:style-name="T1">Поясняющий текст</text:span> (справка, советы по работе с программой)</text:p>
      <text:p text:style-name="Standard">- <text:span text:style-name="T1">Условие</text:span> (любое задание, может содержать всё, что возможно поставить на веб-страницу: </text:p>
      <text:p text:style-name="P9">- форматированный текст</text:p>
      <text:p text:style-name="P9">- рисунки</text:p>
      <text:p text:style-name="P9">- звук</text:p>
      <text:p text:style-name="P9">- видео</text:p>
      <text:p text:style-name="P9">- звук с субтитрами</text:p>
      <text:p text:style-name="P9">- видео с субтитрами</text:p>
      <text:p text:style-name="P9">- <text:span text:style-name="T1">Дополнительный элемент – фишка</text:span></text:p>
      <text:list xml:id="list1259389516" text:style-name="L1">
        <text:list-item>
          <text:list>
            <text:list-item>
              <text:list>
                <text:list-item>
                  <text:p text:style-name="P1"><text:span text:style-name="T1">дырка</text:span> (место, где изначально стоит фишка)</text:p>
                </text:list-item>
                <text:list-item>
                  <text:p text:style-name="P1"><text:span text:style-name="T1">фишка</text:span> (слово, символ, картинка и т.д., которые можно перетаскивать в приемник ответов)</text:p>
                </text:list-item>
              </text:list>
            </text:list-item>
          </text:list>
        </text:list-item>
      </text:list>
      <text:p text:style-name="P9"><text:s/>)</text:p>
      <text:p text:style-name="Standard">- <text:span text:style-name="T1">Приемник ответов</text:span> (карточка) – место, где студент вводит ответы</text:p>
      <text:p text:style-name="Standard">- Кнопка "Проверить"</text:p>
      <text:p text:style-name="Standard">- Кнопка "Проверить"</text:p>
      <text:p text:style-name="Standard">- Кнопка "Далее" (активна, если нет приемника ответов или проверка показала правильность ответов)</text:p>
      <text:p text:style-name="Standard"/>
      <text:p text:style-name="Standard"/>
      <text:h text:style-name="Heading_20_2" text:outline-level="2">Карточка</text:h>
      <text:p text:style-name="Standard">Может содержать текст и элементы для ввода информации:</text:p>
      <text:list xml:id="list267011669" text:style-name="L2">
        <text:list-item>
          <text:p text:style-name="P2">карточка (внутри карточки можно добавить карточку)</text:p>
        </text:list-item>
        <text:list-item>
          <text:p text:style-name="P2">текстовое_поле (место для ввода текста)</text:p>
        </text:list-item>
        <text:list-item>
          <text:p text:style-name="P2">звукозапись_с_микрофона (кнопка “Записать”)</text:p>
        </text:list-item>
        <text:list-item>
          <text:p text:style-name="P2">место_для_фишки (место, куда можно поставить фишку)</text:p>
        </text:list-item>
        <text:list-item>
          <text:p text:style-name="P2">радиокнопки (несколько вариантов, из которых надо выбрать один)</text:p>
        </text:list-item>
        <text:list-item>
          <text:p text:style-name="P2">флажок (текст, возле которого можно поставить или не поставить отметку)</text:p>
        </text:list-item>
      </text:list>
      <text:p text:style-name="Standard"/>
      <text:p text:style-name="Standard">Показывает сигнал о правильном или неправильном ответе студента.</text:p>
      <text:p text:style-name="Standard"/>
      <text:p text:style-name="Standard">Содержит <text:span text:style-name="T1">условие активности</text:span>, например “Все предыдущие карточки заполнены правильно” или “Показывать всегда”</text:p>
      <text:p text:style-name="Standard"/>
      <text:p text:style-name="Standard">Активная карточка принимает ответы студента, неактивная – не принимает.</text:p>
      <text:p text:style-name="Standard"/>
      <text:p text:style-name="Standard"/>
      <text:h text:style-name="Heading_20_2" text:outline-level="2"><text:soft-page-break/>Фишка</text:h>
      <text:p text:style-name="Standard">Блок текста с картинками, видеозаписями и т.д., который можно перетаскивать и ронять в специально отведённые места. <text:span text:style-name="T1">Фишка</text:span> помнит свою <text:span text:style-name="T1">дырку</text:span> и умеет в неё возвращаться, если фишка была переставлена в неправильное <text:span text:style-name="T1">место_для_фишки</text:span></text:p>
      <text:p text:style-name="Standard"/>
      <text:p text:style-name="Standard"/>
      <text:h text:style-name="Heading_20_2" text:outline-level="2">Дырка</text:h>
      <text:p text:style-name="Standard">Место в Условии, где стоит фишка</text:p>
      <text:p text:style-name="Standard"/>
      <text:h text:style-name="Heading_20_2" text:outline-level="2">Текстовое_поле</text:h>
      <text:p text:style-name="Standard">место для ввода текста</text:p>
      <text:list xml:id="list1888980012" text:style-name="L3">
        <text:list-item>
          <text:p text:style-name="P3">рисует текстовое поле длины X для ввода строки</text:p>
        </text:list-item>
        <text:list-item>
          <text:p text:style-name="P3">если есть шаблон правильного ответа, то умеет сравнивать его с ответом студента</text:p>
        </text:list-item>
        <text:list-item>
          <text:p text:style-name="P3">показывает подсказку после первой проверки при нажатии правой кнопки мыши</text:p>
        </text:list-item>
        <text:list-item>
          <text:p text:style-name="P3">показывает правильность введённого ответа</text:p>
        </text:list-item>
      </text:list>
      <text:p text:style-name="Standard"/>
      <text:h text:style-name="Heading_20_2" text:outline-level="2">Звукозапись_с_микрофона</text:h>
      <text:p text:style-name="Standard">Элемент, который принимает и оценивает устный ответ студента</text:p>
      <text:list xml:id="list1085334022" text:style-name="L4">
        <text:list-item>
          <text:p text:style-name="P4">Рисует кнопки "Начать запись", "Завершить запись", "Воспроизвести запись"</text:p>
        </text:list-item>
        <text:list-item>
          <text:p text:style-name="P4">при нажатии на кнопку "Начать запись" начинает звукозапись</text:p>
        </text:list-item>
        <text:list-item>
          <text:p text:style-name="P4">при нажатии на кнопку "Завершить запись" завершает звукозапись и отправляет звук серверу, звук отправляется серверу вместе с дополнительными параметрами: количество слов, мужчина или женщина и т.д. сервер возвращает результат проверки - массив пар (слово, оценка) + общая оценка,</text:p>
        </text:list-item>
        <text:list-item>
          <text:p text:style-name="P4">После получения ответа от сервера показывает результат проверки:</text:p>
          <text:list>
            <text:list-item>
              <text:p text:style-name="P4">оценка (зачёт/незачёт)</text:p>
            </text:list-item>
            <text:list-item>
              <text:p text:style-name="P4">правильность каждого слова (зачёт/незачёт для каждого слова)</text:p>
            </text:list-item>
          </text:list>
        </text:list-item>
        <text:list-item>
          <text:p text:style-name="P4">при нажатии на кнопку "Воспроизвести запись" проигрывает звукозапись</text:p>
        </text:list-item>
      </text:list>
      <text:p text:style-name="Standard"/>
      <text:h text:style-name="Heading_20_2" text:outline-level="2">Место_для_фишки </text:h>
      <text:p text:style-name="Text_20_body">Элемент, в который можно поставить заранее заготовленный текст или рисунок - фишку</text:p>
      <text:p text:style-name="Standard">- выглядит как пустой прямоугольник размера W х H <text:s text:c="2"/></text:p>
      <text:p text:style-name="Standard">- содержит фишку, которую перетащил студент</text:p>
      <text:p text:style-name="Standard">- может отправить фишку на исходную точку, если ответ неправильный</text:p>
      <text:p text:style-name="Standard">- если есть шаблон правильного ответа, то сравнивает его с содержанием фишки</text:p>
      <text:p text:style-name="Standard"/>
      <text:p text:style-name="Standard"/>
      <text:p text:style-name="Standard"/>
      <text:h text:style-name="Heading_20_2" text:outline-level="2"><text:soft-page-break/>Радиокнопки</text:h>
      <text:p text:style-name="Standard">показывает список <text:span text:style-name="T1">вариантов_ответов</text:span>, из которых надо выбрать один,</text:p>
      <text:p text:style-name="Standard">если есть номер правильного варианта, то сравнивает его с вариантом, который выбрал студент</text:p>
      <text:p text:style-name="Standard"/>
      <text:p text:style-name="Standard"/>
      <text:h text:style-name="Heading_20_2" text:outline-level="2">Вариант_ответа</text:h>
      <text:p text:style-name="Standard">Содержит форматированный текст, рисунки, звукозаписи, видео - всё, что можно вставить в html</text:p>
      <text:p text:style-name="Standard"/>
      <text:h text:style-name="Heading_20_2" text:outline-level="2">Флажок</text:h>
      <text:list xml:id="list1055365658" text:style-name="L5">
        <text:list-item>
          <text:p text:style-name="P5">содержит один <text:span text:style-name="T1">вариант_ответа</text:span><text:span text:style-name="T2">, возле которого можно поставить или не поставить отметку </text:span></text:p>
        </text:list-item>
        <text:list-item>
          <text:p text:style-name="P5">содержит описание правильного ответа (“есть отметка” или “нет отметки”)</text:p>
          <text:p text:style-name="P5"/>
        </text:list-item>
      </text:list>
      <text:p text:style-name="Standard"/>
      <text:p text:style-name="P6">Практически все типы заданий могут быть составлены из следующих элементов, которые могут комбинироваться разными способами.</text:p>
      <text:p text:style-name="P6"/>
      <text:p text:style-name="P6">Краткие правила комбинации:</text:p>
      <text:list xml:id="list819755265" text:style-name="L6">
        <text:list-item>
          <text:p text:style-name="P7">карточка – это место, где студент вводит ответы</text:p>
        </text:list-item>
        <text:list-item>
          <text:p text:style-name="P7">внутри карточки в любом порядке могут находиться:</text:p>
          <text:list>
            <text:list-item>
              <text:p text:style-name="P7">карточка</text:p>
            </text:list-item>
            <text:list-item>
              <text:p text:style-name="P7">текст с рисунками, звуком, видео</text:p>
            </text:list-item>
            <text:list-item>
              <text:p text:style-name="P7">текстовое_поле (место для ввода текста)</text:p>
            </text:list-item>
            <text:list-item>
              <text:p text:style-name="P7">звукозапись_с_микрофона (кнопка “Записать с микрофона”)</text:p>
            </text:list-item>
            <text:list-item>
              <text:p text:style-name="P7">место_для_фишки (место, куда можно поставить фишку)</text:p>
            </text:list-item>
            <text:list-item>
              <text:p text:style-name="P7">радиокнопки (несколько вариантов, из которых надо выбрать один)</text:p>
            </text:list-item>
            <text:list-item>
              <text:p text:style-name="P7">флажок (текст, возле которого можно поставить или не поставить отметку)</text:p>
            </text:list-item>
          </text:list>
        </text:list-item>
        <text:list-item>
          <text:p text:style-name="P7">карточка может быть активна <text:span text:style-name="T1">всегда</text:span> или <text:span text:style-name="T1">если предыдущие карточки заполнены правильно</text:span></text:p>
          <text:p text:style-name="P8"/>
        </text:list-item>
      </text:list>
      <text:h text:style-name="P14" text:outline-level="1">Примеры</text:h>
      <text:h text:style-name="Heading_20_2" text:outline-level="2">Сценарий (тип 3).</text:h>
      <text:p text:style-name="P10">Было</text:p>
      <text:p text:style-name="P11">1. Появляются буквы и звуки: G, [g], g, a, [æ], A по порядку в строчке слева. </text:p>
      <text:p text:style-name="P11">2. Студент озвучивает букву или звук в микрофон, нажав на кнопку записи «З». Студент нажимает на кнопку второй раз, чтобы завершить запись.</text:p>
      <text:p text:style-name="P11">3. В случае правильного ответа – зеленый цвет. В случае неправильного ответа – <text:s text:c="3"/>оранжевый.</text:p>
      <text:p text:style-name="P11">4. «Правильный ответ» становится активным после 1 попытки включить «З».</text:p>
      <text:p text:style-name="P11">5. После окончания упражнения становится активной кнопка «Далее». </text:p>
      <text:p text:style-name="P10">Стало</text:p>
      <text:p text:style-name="Text_20_body">Задание содержит несколько <text:span text:style-name="T1">карточек</text:span></text:p>
      <text:p text:style-name="Text_20_body">Каждая <text:span text:style-name="T1">карточка</text:span> содержит </text:p>
      <text:p text:style-name="Text_20_body"><text:s text:c="6"/>- текст (букву или знак транскрипции)</text:p>
      <text:p text:style-name="Text_20_body"><text:s text:c="6"/>- <text:span text:style-name="T1">звукозапись_с_микрофона</text:span></text:p>
      <text:p text:style-name="Text_20_body"><text:s text:c="2"/>1-я карточка показывается всегда</text:p>
      <text:p text:style-name="Text_20_body"><text:s text:c="2"/>2, 3, 4 <text:s/>и т.д. карточки активизируются только если предыдущие карточки заполнены правильно</text:p>
      <text:p text:style-name="Text_20_body"/>
      <text:p text:style-name="Text_20_body"/>
      <text:h text:style-name="Heading_20_2" text:outline-level="2"/>
      <text:h text:style-name="Heading_20_2" text:outline-level="2"/>
      <text:h text:style-name="P12" text:outline-level="2"/>
      <text:h text:style-name="P13" text:outline-level="2">Сценарий (тип 4)</text:h>
      <text:p text:style-name="P10">Было</text:p>
      <text:p text:style-name="Text_20_body">- На экране даны карточки с изученными буквами или звуками, на месте пропуска активный курсор или свободное место для записи в клеточке.</text:p>
      <text:p text:style-name="Text_20_body">- Программа проверяет задание после нажатия на кнопку «ПРОВЕРИТЬ».</text:p>
      <text:p text:style-name="Text_20_body">Если задание выполнено правильно, ответы студента загораются зеленым, если нет – оранжевым, и буква, введённая студентом, пропадает и снова появляется свободное место для записи в клеточке. </text:p>
      <text:p text:style-name="Text_20_body">- Программа должна строго реагировать на правильный регистр введённых букв.</text:p>
      <text:p text:style-name="Text_20_body">- «Правильный ответ» открывает пробелы вместо неправильных ответов, а потом убирает их, после повторного нажатия на кнопку. После этого студент должен ввести свой ответ заново и нажать кнопку «ПРОВЕРИТЬ».</text:p>
      <text:p text:style-name="Text_20_body">- После окончания упражнения становится активной кнопка «Далее».</text:p>
      <text:p text:style-name="Text_20_body"/>
      <text:p text:style-name="P10">Стало</text:p>
      <text:p text:style-name="Text_20_body">Задание содержит несколько <text:span text:style-name="T1">карточек</text:span></text:p>
      <text:p text:style-name="Text_20_body"><text:span text:style-name="T1">Карточки</text:span> видны всегда</text:p>
      <text:p text:style-name="Text_20_body">На каждой <text:span text:style-name="T1">карточке</text:span> есть текст и <text:span text:style-name="T1">текстовое_поле</text:span></text:p>
      <text:p text:style-name="Text_20_body">У каждого <text:span text:style-name="T1">текстового_поля</text:span> есть шаблон правильного ответа и подсказка</text:p>
      <text:p text:style-name="Text_20_body">текстовые поля: </text:p>
      <text:p text:style-name="Text_20_body"/>
      <text:h text:style-name="P12" text:outline-level="2"/>
      <text:h text:style-name="P13" text:outline-level="2">Сценарий (тип 5)</text:h>
      <text:p text:style-name="Text_20_body"><text:span text:style-name="T1">Было</text:span></text:p>
      <text:p text:style-name="Text_20_body">- Студентам необходимо перетаскиванием сформировать карточку, на которой сначала будет прописная буква, потом строчная, потом знак транскрипции.</text:p>
      <text:p text:style-name="Text_20_body">-Программа считает правильным только такой вариант расположения букв на карточке: A, a, [æ] и G, g, [g] – прописная, строчная буквы, знак транскрипции. </text:p>
      <text:p text:style-name="Text_20_body">- Когда карточка сформирована, программа проверяет правильность расположения букв и транскрипционных знаков. Правильно расположенные буквы и знаки становятся зелеными и остаются на своих местах. Неправильно расположенные буквы и знаки загораются оранжевым и падают в нижнюю часть экрана. Должны получиться такие две карточки.</text:p>
      <text:p text:style-name="P10">Стало</text:p>
      <text:p text:style-name="Text_20_body">В задании есть набор <text:span text:style-name="T1">фишек</text:span> с символами</text:p>
      <text:p text:style-name="Text_20_body">Есть несколько <text:span text:style-name="T1">карточек</text:span></text:p>
      <text:p text:style-name="Text_20_body">В каждой <text:span text:style-name="T1">карточке</text:span> есть <text:span text:style-name="T1">места_для_фишек</text:span></text:p>
      <text:p text:style-name="Text_20_body">Для проверки вычитаем множество ответов из множества правильных ответов</text:p>
      <text:p text:style-name="Text_20_body">Множество ответов - это тройки символов</text:p>
      <text:p text:style-name="Text_20_body"><text:s text:c="3"/>(G, g, [g]), (A, a, [æ])</text:p>
      <text:p text:style-name="Text_20_body"><text:s text:c="3"/>Тогда достаточно будет сформировать правильные тройки в любом порядк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bro </meta:initial-creator>
    <meta:creation-date>2015-05-18T10:56:12</meta:creation-date>
    <meta:generator>LibreOffice/3.5$Linux_x86 LibreOffice_project/350m1$Build-2</meta:generator>
    <dc:date>2015-05-18T13:36:19</dc:date>
    <dc:creator>dobro </dc:creator>
    <meta:editing-duration>PT2H13M47S</meta:editing-duration>
    <meta:editing-cycles>8</meta:editing-cycles>
    <meta:document-statistic meta:table-count="0" meta:image-count="0" meta:object-count="0" meta:page-count="6" meta:paragraph-count="118" meta:word-count="941" meta:character-count="6151" meta:non-whitespace-character-count="5817"/>
  </office:meta>
</office:document-meta>
</file>